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836" officeooo:paragraph-rsid="00122836"/>
    </style:style>
    <style:style style:name="P2" style:family="paragraph" style:parent-style-name="Preformatted_20_Text">
      <style:text-properties officeooo:rsid="00122836" officeooo:paragraph-rsid="00122836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Ububtu issue</text:p>
      <text:p text:style-name="P1"/>
      <text:p text:style-name="P1"/>
      <text:p text:style-name="P1">Q1&gt;</text:p>
      <text:p text:style-name="P2"><text:span text:style-name="Source_20_Text">E: Encountered a section with no Package: header</text:span></text:p>
      <text:p text:style-name="Preformatted_20_Text"><text:span text:style-name="Source_20_Text">E: Problem with MergeList /var/lib/apt/lists/archive.ubuntu.com_ubuntu_dists_natty_main_binary-i386_Packages</text:span></text:p>
      <text:p text:style-name="P3"><text:span text:style-name="Source_20_Text">E: The package lists or status file could not be parsed or opened.</text:span></text:p>
      <text:p text:style-name="P1"/>
      <text:p text:style-name="P1">#rm -rf <text:s text:c="2"/><text:span text:style-name="Source_20_Text">/var/lib/apt/lists/*</text:span></text:p>
      <text:p text:style-name="P1"><text:span text:style-name="Source_20_Text">#apt-get upd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3:13:54.221550369</meta:creation-date>
    <dc:date>2016-05-21T13:15:42.672831536</dc:date>
    <meta:editing-duration>PT1M49S</meta:editing-duration>
    <meta:editing-cycles>1</meta:editing-cycles>
    <meta:document-statistic meta:table-count="0" meta:image-count="0" meta:object-count="0" meta:page-count="1" meta:paragraph-count="7" meta:word-count="34" meta:character-count="282" meta:non-whitespace-character-count="253"/>
    <meta:generator>LibreOffice/5.1.2.2$Linux_X86_64 LibreOffice_project/10m0$Build-2</meta:generator>
  </office:meta>
</office:document-meta>
</file>